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3" style:family="paragraph" style:parent-style-name="Standard" style:master-page-name="Standard">
      <style:paragraph-properties fo:line-height="100%" style:page-number="auto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margin-left="1.244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4c73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officeooo:rsid="001a4c7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4c7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4c73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F1 – Compra de Produto</text:p>
      <text:p text:style-name="P4">Descrição: </text:p>
      <text:p text:style-name="P2"><text:span text:style-name="T2">Com a tela de PDV aberta, deve inicialmente </text:span><text:span text:style-name="T3">informar</text:span><text:span text:style-name="T2"> o nome do vendedor e o nome do cliente à venda. O funcionário </text:span><text:span text:style-name="T3">informa</text:span><text:span text:style-name="T2"> o código de barras dos produtos</text:span><text:span text:style-name="T4">. </text:span><text:span text:style-name="T2">Após todos os produtos serem adicionados, </text:span><text:span text:style-name="T3">informa-se o modo de pagamento e encerra a venda.</text:span></text:p>
      <text:p text:style-name="P6">Entrada:<text:tab/></text:p>
      <text:p text:style-name="P9">Código de barras do produto, nome do vendedor, nome do cliente, tipo de pagamento, troco.</text:p>
      <text:p text:style-name="P4">Processamento:</text:p>
      <text:p text:style-name="P7"><text:tab/><text:span text:style-name="T5">Os campos nome do cliente, nome do vendedor e informação do produto não <text:tab/>podem estar vazios.</text:span></text:p>
      <text:p text:style-name="P5">Saída:</text:p>
      <text:p text:style-name="P1"><text:span text:style-name="T1"><text:tab/></text:span><text:span text:style-name="T2">Mensagem informando que a compra foi efetuada com sucess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3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Alves da Silveira</meta:initial-creator>
    <meta:editing-cycles>5</meta:editing-cycles>
    <meta:creation-date>2015-09-22T19:59:00</meta:creation-date>
    <dc:date>2015-09-23T15:18:56.646000000</dc:date>
    <meta:editing-duration>PT9M40S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9" meta:word-count="92" meta:character-count="551" meta:non-whitespace-character-count="4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